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C3000002C39FBBF0A1.png" manifest:media-type="image/png"/>
  <manifest:file-entry manifest:full-path="Pictures/10004ADA000052C9000052C938881F43.svg" manifest:media-type="image/svg+xml"/>
  <manifest:file-entry manifest:full-path="Pictures/100000010000001E0000001D231F025A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7.4708in" table:align="margins" fo:background-color="#dee6ef" style:shadow="#808080 -0.0694in 0.0694in" style:writing-mode="lr-tb">
        <style:background-image/>
      </style:table-properties>
    </style:style>
    <style:style style:name="Table1.A" style:family="table-column">
      <style:table-column-properties style:column-width="7.4708in" style:rel-column-width="65535*"/>
    </style:style>
    <style:style style:name="Table1.A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1.A2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7.4708in" table:align="margins" fo:background-color="#dee6ef" style:shadow="#808080 -0.0694in 0.0694in" style:writing-mode="lr-tb">
        <style:background-image/>
      </style:table-properties>
    </style:style>
    <style:style style:name="Table2.A" style:family="table-column">
      <style:table-column-properties style:column-width="7.4708in" style:rel-column-width="65535*"/>
    </style:style>
    <style:style style:name="Table2.A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2.A2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7.4708in" table:align="margins" fo:background-color="#dee6ef" style:shadow="#808080 -0.0694in 0.0694in" style:writing-mode="lr-tb">
        <style:background-image/>
      </style:table-properties>
    </style:style>
    <style:style style:name="Table4.A" style:family="table-column">
      <style:table-column-properties style:column-width="7.4708in" style:rel-column-width="65535*"/>
    </style:style>
    <style:style style:name="Table4.A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382in" fo:border="none">
        <style:background-image/>
      </style:table-cell-properties>
    </style:style>
    <style:style style:name="Table3" style:family="table">
      <style:table-properties style:width="6.6611in" table:align="left" style:writing-mode="lr-tb"/>
    </style:style>
    <style:style style:name="Table3.A" style:family="table-column">
      <style:table-column-properties style:column-width="0.4174in"/>
    </style:style>
    <style:style style:name="Table3.B" style:family="table-column">
      <style:table-column-properties style:column-width="6.2438in"/>
    </style:style>
    <style:style style:name="Table3.1" style:family="table-row">
      <style:table-row-properties style:min-row-height="0.4722in"/>
    </style:style>
    <style:style style:name="Table3.A1" style:family="table-cell">
      <style:table-cell-properties fo:padding="0.0382in" fo:border="none"/>
    </style:style>
    <style:style style:name="P1" style:family="paragraph" style:parent-style-name="Text_20_body" style:master-page-name="Standard">
      <style:paragraph-properties fo:line-height="115%" fo:text-align="center" style:justify-single-word="false" style:page-number="auto"/>
      <style:text-properties style:font-name="Arial" officeooo:rsid="0171d7d6" officeooo:paragraph-rsid="0171d7d6"/>
    </style:style>
    <style:style style:name="P2" style:family="paragraph">
      <style:paragraph-properties fo:text-align="center"/>
    </style:style>
    <style:style style:name="P3" style:family="paragraph" style:parent-style-name="Heading_20_4"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55f956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6a93ab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82af16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normal" officeooo:paragraph-rsid="0182af16" style:font-size-asian="9pt" style:font-weight-asian="normal" style:font-size-complex="9pt" style:font-weight-complex="normal"/>
    </style:style>
    <style:style style:name="P8" style:family="paragraph" style:parent-style-name="Heading_20_4">
      <style:text-properties style:font-name="Arial" fo:font-size="12pt" fo:font-style="normal" fo:font-weight="normal" officeooo:paragraph-rsid="016844ff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55f4d3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55a222" style:font-size-asian="9pt" style:font-weight-asian="bold" style:font-size-complex="9pt" style:font-weight-complex="bold"/>
    </style:style>
    <style:style style:name="P11" style:family="paragraph" style:parent-style-name="Standard">
      <style:paragraph-properties style:snap-to-layout-grid="false"/>
      <style:text-properties fo:color="#000000" loext:opacity="100%" style:font-name="Arial" fo:font-size="9pt" fo:font-weight="bold" officeooo:paragraph-rsid="01593d21" style:font-size-asian="9pt" style:font-weight-asian="bold" style:font-size-complex="9pt" style:font-weight-complex="bold"/>
    </style:style>
    <style:style style:name="P12" style:family="paragraph" style:parent-style-name="Heading_20_2">
      <style:paragraph-properties fo:margin-left="0.4in" fo:margin-right="0in" fo:margin-top="0.1902in" fo:margin-bottom="0.0902in" style:contextual-spacing="false" fo:text-indent="-0.4in" style:auto-text-indent="false"/>
      <style:text-properties fo:color="#000000" loext:opacity="100%" style:font-name="Verdana" fo:font-size="11pt" officeooo:rsid="017f2b14" officeooo:paragraph-rsid="017f2b14" style:font-size-asian="11pt" style:font-size-complex="11pt"/>
    </style:style>
    <style:style style:name="P13" style:family="paragraph" style:parent-style-name="Heading_20_4">
      <style:paragraph-properties fo:margin-top="0.0437in" fo:margin-bottom="0.0437in" style:contextual-spacing="false"/>
      <style:text-properties fo:font-size="10pt" style:font-size-asian="10pt" style:font-size-complex="10pt"/>
    </style:style>
    <style:style style:name="P14" style:family="paragraph" style:parent-style-name="Standard">
      <style:paragraph-properties fo:margin-left="0.25in" fo:margin-right="0in" fo:line-height="100%" fo:text-indent="0in" style:auto-text-indent="false" style:snap-to-layout-grid="false"/>
      <style:text-properties style:font-name="Arial" fo:font-size="9pt" officeooo:paragraph-rsid="0174d1d7" style:font-size-asian="9pt" style:font-size-complex="9pt"/>
    </style:style>
    <style:style style:name="P15" style:family="paragraph" style:parent-style-name="Standard" style:list-style-name="L1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paragraph-rsid="0156fd52" style:font-size-asian="9pt" style:font-size-complex="9pt"/>
    </style:style>
    <style:style style:name="P16" style:family="paragraph" style:parent-style-name="Standard" style:list-style-name="L1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fo:language="en" fo:country="US" officeooo:rsid="01574900" officeooo:paragraph-rsid="01574900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17" style:family="paragraph" style:parent-style-name="Standard" style:list-style-name="L1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style:font-name="Arial" officeooo:rsid="013d0939" officeooo:paragraph-rsid="013d0939"/>
    </style:style>
    <style:style style:name="P18" style:family="paragraph" style:parent-style-name="Standard" style:list-style-name="L1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style:font-name="Arial" officeooo:paragraph-rsid="014a082f"/>
    </style:style>
    <style:style style:name="P19" style:family="paragraph" style:parent-style-name="Standard">
      <style:paragraph-properties fo:margin-left="0.25in" fo:margin-right="0in" fo:text-indent="0in" style:auto-text-indent="false" style:snap-to-layout-grid="false"/>
      <style:text-properties style:font-name="Arial" fo:font-size="9pt" officeooo:paragraph-rsid="01762a11" style:font-size-asian="9pt" style:font-size-complex="9pt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fo:text-indent="0in" style:auto-text-indent="false" fo:background-color="transparent" style:writing-mode="lr-tb"/>
      <style:text-properties style:font-name="Arial" officeooo:paragraph-rsid="016618e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2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style:font-name="Arial" officeooo:rsid="0159289b" officeooo:paragraph-rsid="0159289b"/>
    </style:style>
    <style:style style:name="P22" style:family="paragraph" style:parent-style-name="Standard" style:list-style-name="L2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rsid="0159289b" officeooo:paragraph-rsid="0159289b" style:font-size-asian="9pt" style:font-size-complex="9pt"/>
    </style:style>
    <style:style style:name="P23" style:family="paragraph" style:parent-style-name="Standard" style:list-style-name="L2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style:font-name="Arial" fo:font-size="9pt" officeooo:rsid="0141beae" officeooo:paragraph-rsid="0159289b" style:font-size-asian="9pt" style:font-size-complex="9pt"/>
    </style:style>
    <style:style style:name="P24" style:family="paragraph" style:parent-style-name="Standard" style:list-style-name="L2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rsid="014357ed" officeooo:paragraph-rsid="014357ed" style:font-size-asian="9pt" style:font-size-complex="9pt"/>
    </style:style>
    <style:style style:name="P25" style:family="paragraph" style:parent-style-name="Standard" style:list-style-name="L2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rsid="014513f9" officeooo:paragraph-rsid="014513f9" style:font-size-asian="9pt" style:font-size-complex="9pt"/>
    </style:style>
    <style:style style:name="P26" style:family="paragraph" style:parent-style-name="Standard" style:list-style-name="L2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rsid="014a949e" officeooo:paragraph-rsid="014a949e" style:font-size-asian="9pt" style:font-size-complex="9pt"/>
    </style:style>
    <style:style style:name="P27" style:family="paragraph" style:parent-style-name="Standard">
      <style:paragraph-properties fo:margin-left="0.25in" fo:margin-right="0in" fo:text-indent="0in" style:auto-text-indent="false"/>
      <style:text-properties fo:color="#000000" loext:opacity="100%" style:font-name="Arial" fo:font-size="9pt" officeooo:paragraph-rsid="01762a11" style:font-size-asian="9pt" style:font-size-complex="9pt"/>
    </style:style>
    <style:style style:name="P28" style:family="paragraph" style:parent-style-name="Standard" style:list-style-name="L3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style:font-name="Arial" officeooo:paragraph-rsid="016c7796"/>
    </style:style>
    <style:style style:name="P29" style:family="paragraph" style:parent-style-name="Heading_20_2">
      <style:paragraph-properties fo:margin-left="0.4in" fo:margin-right="0in" fo:margin-top="0.1902in" fo:margin-bottom="0.0902in" style:contextual-spacing="false" fo:text-indent="-0.4in" style:auto-text-indent="false"/>
      <style:text-properties fo:color="#000000" loext:opacity="100%" style:font-name="Arial" fo:font-size="11pt" officeooo:paragraph-rsid="002974dd" style:font-size-asian="11pt" style:font-size-complex="11pt"/>
    </style:style>
    <style:style style:name="P30" style:family="paragraph" style:parent-style-name="Standard">
      <style:paragraph-properties style:snap-to-layout-grid="false"/>
      <style:text-properties fo:color="#000000" loext:opacity="100%" style:font-name="Arial" fo:font-size="9pt" fo:font-weight="bold" officeooo:paragraph-rsid="015db34e" style:font-size-asian="9pt" style:font-weight-asian="bold" style:font-size-complex="9pt" style:font-weight-complex="bold"/>
    </style:style>
    <style:style style:name="P31" style:family="paragraph" style:parent-style-name="Standard">
      <style:paragraph-properties style:snap-to-layout-grid="false"/>
      <style:text-properties style:font-name="Arial" officeooo:paragraph-rsid="015db34e"/>
    </style:style>
    <style:style style:name="P32" style:family="paragraph" style:parent-style-name="Standard">
      <style:paragraph-properties fo:line-height="150%" style:snap-to-layout-grid="false"/>
      <style:text-properties fo:color="#000000" loext:opacity="100%" style:font-name="Arial" fo:font-size="9pt" fo:font-weight="bold" officeooo:paragraph-rsid="0188ae64" style:font-size-asian="9pt" style:font-weight-asian="bold" style:font-size-complex="9pt" style:font-weight-complex="bold"/>
    </style:style>
    <style:style style:name="P33" style:family="paragraph" style:parent-style-name="Standard">
      <style:paragraph-properties fo:line-height="150%" style:snap-to-layout-grid="false"/>
      <style:text-properties style:font-name="Arial" officeooo:paragraph-rsid="0188ae64"/>
    </style:style>
    <style:style style:name="P34" style:family="paragraph" style:parent-style-name="Standard">
      <style:paragraph-properties fo:line-height="150%" style:snap-to-layout-grid="false"/>
      <style:text-properties style:font-name="Arial" fo:font-size="9pt" officeooo:paragraph-rsid="0188ae64" style:font-size-asian="9pt" style:font-size-complex="9pt"/>
    </style:style>
    <style:style style:name="P35" style:family="paragraph" style:parent-style-name="Standard">
      <style:paragraph-properties fo:line-height="150%" style:snap-to-layout-grid="false"/>
      <style:text-properties style:font-name="Arial" officeooo:paragraph-rsid="017bedb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1795024"/>
    </style:style>
    <style:style style:name="T3" style:family="text">
      <style:text-properties officeooo:rsid="01796325"/>
    </style:style>
    <style:style style:name="T4" style:family="text">
      <style:text-properties style:text-underline-style="none"/>
    </style:style>
    <style:style style:name="T5" style:family="text">
      <style:text-properties fo:font-size="9pt" style:text-underline-style="none" style:font-size-asian="9pt" style:font-size-complex="9pt"/>
    </style:style>
    <style:style style:name="T6" style:family="text">
      <style:text-properties fo:font-size="9pt" style:text-underline-style="none" officeooo:rsid="015e9b47" style:font-size-asian="9pt" style:font-size-complex="9pt"/>
    </style:style>
    <style:style style:name="T7" style:family="text">
      <style:text-properties fo:color="#0000cc" loext:opacity="100%" fo:font-size="9pt" style:text-underline-style="none" style:font-size-asian="9pt" style:font-size-complex="9pt"/>
    </style:style>
    <style:style style:name="T8" style:family="text">
      <style:text-properties fo:color="#0000ff" loext:opacity="100%" fo:font-size="9pt" style:text-underline-style="solid" style:text-underline-width="auto" style:text-underline-color="font-color" style:font-size-asian="9pt" style:font-size-complex="9pt"/>
    </style:style>
    <style:style style:name="T9" style:family="text">
      <style:text-properties fo:color="#000000" loext:opacity="100%" fo:font-size="10pt" fo:font-style="normal" style:text-underline-style="none" fo:font-weight="bold" officeooo:rsid="0172fe6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color="#000000" loext:opacity="100%" fo:font-size="10pt" fo:font-style="normal" style:text-underline-style="none" fo:font-weight="bold" officeooo:rsid="017f5d74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color="#000000" loext:opacity="100%" fo:font-size="10pt" style:text-underline-style="none" fo:font-weight="normal" style:font-size-asian="10pt" style:font-weight-asian="normal" style:font-size-complex="10pt" style:font-weight-complex="normal"/>
    </style:style>
    <style:style style:name="T12" style:family="text">
      <style:text-properties fo:color="#000000" loext:opacity="100%" fo:font-size="10pt" style:text-underline-style="none" fo:font-weight="normal" officeooo:rsid="0184030f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17029d3" style:font-weight-asian="normal" style:font-weight-complex="normal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15faa37" style:font-weight-asian="normal" style:font-weight-complex="normal"/>
    </style:style>
    <style:style style:name="T15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16" style:family="text">
      <style:text-properties fo:font-weight="normal" officeooo:rsid="0155a222" style:font-weight-asian="normal" style:font-weight-complex="normal"/>
    </style:style>
    <style:style style:name="T17" style:family="text">
      <style:text-properties fo:font-weight="normal" officeooo:rsid="0182ed81" style:font-weight-asian="normal" style:font-weight-complex="normal"/>
    </style:style>
    <style:style style:name="T18" style:family="text">
      <style:text-properties fo:font-weight="normal" officeooo:rsid="0155f4d3" style:font-weight-asian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137b1a5" style:font-weight-asian="normal" style:font-weight-complex="normal"/>
    </style:style>
    <style:style style:name="T21" style:family="text">
      <style:text-properties fo:font-weight="normal" officeooo:rsid="01530e75" style:font-weight-asian="normal" style:font-weight-complex="normal"/>
    </style:style>
    <style:style style:name="T22" style:family="text">
      <style:text-properties fo:font-weight="normal" officeooo:rsid="0155f956" style:font-weight-asian="normal" style:font-weight-complex="normal"/>
    </style:style>
    <style:style style:name="T23" style:family="text">
      <style:text-properties fo:font-weight="normal" officeooo:rsid="0183ae03" style:font-weight-asian="normal" style:font-weight-complex="normal"/>
    </style:style>
    <style:style style:name="T24" style:family="text">
      <style:text-properties fo:font-weight="normal" officeooo:rsid="00b4f557" style:font-weight-asian="normal" style:font-weight-complex="normal"/>
    </style:style>
    <style:style style:name="T25" style:family="text">
      <style:text-properties fo:font-weight="normal" officeooo:rsid="016a93ab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182ed81"/>
    </style:style>
    <style:style style:name="T28" style:family="text">
      <style:text-properties officeooo:rsid="0155a222"/>
    </style:style>
    <style:style style:name="T29" style:family="text">
      <style:text-properties officeooo:rsid="01383ac9"/>
    </style:style>
    <style:style style:name="T30" style:family="text">
      <style:text-properties officeooo:rsid="016844ff"/>
    </style:style>
    <style:style style:name="T31" style:family="text">
      <style:text-properties officeooo:rsid="015faa37"/>
    </style:style>
    <style:style style:name="T32" style:family="text">
      <style:text-properties fo:font-weight="normal" officeooo:rsid="01593d21" style:font-weight-asian="normal" style:font-weight-complex="normal"/>
    </style:style>
    <style:style style:name="T33" style:family="text">
      <style:text-properties fo:font-weight="normal" officeooo:rsid="0188ae64" style:font-weight-asian="normal" style:font-weight-complex="normal"/>
    </style:style>
    <style:style style:name="T34" style:family="text">
      <style:text-properties fo:color="#000000" loext:opacity="100%" fo:font-size="9pt" fo:font-weight="bold" style:font-size-asian="9pt" style:font-weight-asian="bold" style:font-size-complex="9pt" style:font-weight-complex="bold"/>
    </style:style>
    <style:style style:name="T35" style:family="text">
      <style:text-properties officeooo:rsid="0098a64e"/>
    </style:style>
    <style:style style:name="T36" style:family="text">
      <style:text-properties officeooo:rsid="00c4b99f"/>
    </style:style>
    <style:style style:name="T37" style:family="text">
      <style:text-properties officeooo:rsid="00e48725"/>
    </style:style>
    <style:style style:name="T38" style:family="text">
      <style:text-properties officeooo:rsid="015b402e"/>
    </style:style>
    <style:style style:name="T39" style:family="text">
      <style:text-properties fo:language="en" fo:country="US" officeooo:rsid="0182e9c6" style:font-name-asian="Times New Roman" style:language-asian="zxx" style:country-asian="none" style:font-name-complex="Times New Roman" style:language-complex="ar" style:country-complex="SA"/>
    </style:style>
    <style:style style:name="T40" style:family="text">
      <style:text-properties fo:language="en" fo:country="US" officeooo:rsid="0156fd52" style:font-name-asian="Times New Roman" style:language-asian="zxx" style:country-asian="none" style:font-name-complex="Times New Roman" style:language-complex="ar" style:country-complex="SA"/>
    </style:style>
    <style:style style:name="T41" style:family="text">
      <style:text-properties fo:language="en" fo:country="US" officeooo:rsid="015602f6" style:font-name-asian="Times New Roman" style:language-asian="zxx" style:country-asian="none" style:font-name-complex="Times New Roman" style:language-complex="ar" style:country-complex="SA"/>
    </style:style>
    <style:style style:name="T42" style:family="text">
      <style:text-properties fo:language="en" fo:country="US" officeooo:rsid="016c5e03" style:font-name-asian="Times New Roman" style:language-asian="zxx" style:country-asian="none" style:font-name-complex="Times New Roman" style:language-complex="ar" style:country-complex="SA"/>
    </style:style>
    <style:style style:name="T43" style:family="text">
      <style:text-properties officeooo:rsid="016c5e03"/>
    </style:style>
    <style:style style:name="T44" style:family="text">
      <style:text-properties officeooo:rsid="01508368"/>
    </style:style>
    <style:style style:name="T45" style:family="text">
      <style:text-properties fo:color="#000000" loext:opacity="100%" fo:font-size="9pt" fo:language="en" fo:country="US" officeooo:rsid="016c5e03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6" style:family="text">
      <style:text-properties fo:color="#000000" loext:opacity="100%" fo:font-size="9pt" fo:language="en" fo:country="US" officeooo:rsid="013e8bee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7" style:family="text">
      <style:text-properties fo:color="#000000" loext:opacity="100%" fo:font-size="9pt" fo:language="en" fo:country="US" officeooo:rsid="013db564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8" style:family="text">
      <style:text-properties fo:color="#000000" loext:opacity="100%" fo:font-size="9pt" fo:language="en" fo:country="US" officeooo:rsid="0182e9c6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9" style:family="text">
      <style:text-properties fo:color="#000000" loext:opacity="100%" fo:font-size="9pt" fo:language="en" fo:country="US" officeooo:rsid="01574900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0" style:family="text">
      <style:text-properties fo:color="#000000" loext:opacity="100%" fo:font-size="9pt" fo:language="en" fo:country="US" officeooo:rsid="014a082f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1" style:family="text">
      <style:text-properties officeooo:rsid="011f83a9"/>
    </style:style>
    <style:style style:name="T52" style:family="text">
      <style:text-properties officeooo:rsid="0163594c"/>
    </style:style>
    <style:style style:name="T53" style:family="text">
      <style:text-properties officeooo:rsid="01530e75"/>
    </style:style>
    <style:style style:name="T54" style:family="text">
      <style:text-properties officeooo:rsid="013f3f46"/>
    </style:style>
    <style:style style:name="T55" style:family="text">
      <style:text-properties officeooo:rsid="014c222f"/>
    </style:style>
    <style:style style:name="T56" style:family="text">
      <style:text-properties officeooo:rsid="014cd8db"/>
    </style:style>
    <style:style style:name="T57" style:family="text">
      <style:text-properties fo:color="#000000" loext:opacity="100%" fo:font-size="9pt" fo:language="en" fo:country="US" officeooo:rsid="01311ae3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8" style:family="text">
      <style:text-properties fo:color="#000000" loext:opacity="100%" fo:font-size="9pt" fo:language="en" fo:country="US" officeooo:rsid="013f3f46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9" style:family="text">
      <style:text-properties fo:color="#000000" loext:opacity="100%" fo:font-size="9pt" fo:language="en" fo:country="US" officeooo:rsid="0140798a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60" style:family="text">
      <style:text-properties fo:color="#000000" loext:opacity="100%" fo:font-size="9pt" fo:language="en" fo:country="US" officeooo:rsid="015f49f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61" style:family="text">
      <style:text-properties fo:color="#000000" loext:opacity="100%" fo:font-size="9pt" officeooo:rsid="015f1651" style:font-size-asian="9pt" style:font-size-complex="9pt"/>
    </style:style>
    <style:style style:name="T62" style:family="text">
      <style:text-properties fo:color="#000000" loext:opacity="100%" fo:font-size="9pt" officeooo:rsid="014658f8" style:font-size-asian="9pt" style:font-size-complex="9pt"/>
    </style:style>
    <style:style style:name="T63" style:family="text">
      <style:text-properties fo:color="#000000" loext:opacity="100%" fo:font-size="9pt" officeooo:rsid="0140798a" style:font-size-asian="9pt" style:font-size-complex="9pt"/>
    </style:style>
    <style:style style:name="T64" style:family="text">
      <style:text-properties fo:color="#000000" loext:opacity="100%" fo:font-size="9pt" officeooo:rsid="0141beae" style:font-size-asian="9pt" style:font-size-complex="9pt"/>
    </style:style>
    <style:style style:name="T65" style:family="text">
      <style:text-properties fo:color="#000000" loext:opacity="100%" fo:font-size="9pt" officeooo:rsid="016c7796" style:font-size-asian="9pt" style:font-size-complex="9pt"/>
    </style:style>
    <style:style style:name="T66" style:family="text">
      <style:text-properties fo:color="#000000" loext:opacity="100%" fo:font-size="9pt" style:font-size-asian="9pt" style:font-size-complex="9pt"/>
    </style:style>
    <style:style style:name="T67" style:family="text">
      <style:text-properties fo:color="#000000" loext:opacity="100%" fo:font-size="9pt" officeooo:rsid="015f49f2" style:font-size-asian="9pt" style:font-size-complex="9pt"/>
    </style:style>
    <style:style style:name="T68" style:family="text">
      <style:text-properties officeooo:rsid="0182e9c6"/>
    </style:style>
    <style:style style:name="T69" style:family="text">
      <style:text-properties officeooo:rsid="015f49f2"/>
    </style:style>
    <style:style style:name="T70" style:family="text">
      <style:text-properties officeooo:rsid="016c7796"/>
    </style:style>
    <style:style style:name="T71" style:family="text">
      <style:text-properties fo:language="en" fo:country="US" fo:font-style="normal" fo:font-weight="bold" officeooo:rsid="0159289b" style:font-name-asian="Times New Roman" style:language-asian="zxx" style:country-asian="none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72" style:family="text">
      <style:text-properties fo:language="en" fo:country="US" fo:font-style="normal" fo:font-weight="bold" officeooo:rsid="00f53aaf" style:font-name-asian="Times New Roman" style:language-asian="zxx" style:country-asian="none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73" style:family="text">
      <style:text-properties fo:language="en" fo:country="US" fo:font-style="normal" fo:font-weight="bold" officeooo:rsid="010a34ac" style:font-name-asian="Times New Roman" style:language-asian="zxx" style:country-asian="none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74" style:family="text">
      <style:text-properties fo:language="en" fo:country="US" fo:font-style="normal" fo:font-weight="bold" style:font-name-asian="Times New Roman" style:language-asian="zxx" style:country-asian="none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75" style:family="text">
      <style:text-properties fo:language="en" fo:country="US" fo:font-style="normal" fo:font-weight="bold" officeooo:rsid="00ef4ad3" style:font-name-asian="Times New Roman" style:language-asian="zxx" style:country-asian="none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76" style:family="text">
      <style:text-properties fo:language="en" fo:country="US" fo:font-style="normal" fo:font-weight="normal" officeooo:rsid="00f53aaf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77" style:family="text">
      <style:text-properties fo:language="en" fo:country="US" fo:font-style="normal" fo:font-weight="normal" officeooo:rsid="016c7796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78" style:family="text">
      <style:text-properties officeooo:rsid="01874378"/>
    </style:style>
    <style:style style:name="T79" style:family="text">
      <style:text-properties officeooo:rsid="0187a3c0"/>
    </style:style>
    <style:style style:name="T80" style:family="text">
      <style:text-properties officeooo:rsid="015cb31b"/>
    </style:style>
    <style:style style:name="T81" style:family="text">
      <style:text-properties fo:color="#000000" loext:opacity="100%" fo:font-size="9pt" fo:language="en" fo:country="US" officeooo:rsid="0146d0d8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82" style:family="text">
      <style:text-properties fo:color="#000000" loext:opacity="100%" fo:font-size="9pt" fo:language="en" fo:country="US" officeooo:rsid="016c7796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83" style:family="text">
      <style:text-properties fo:color="#000000" loext:opacity="100%" fo:font-size="9pt" fo:language="en" fo:country="US" officeooo:rsid="01593d21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84" style:family="text">
      <style:text-properties fo:color="#000000" loext:opacity="100%" fo:font-size="9pt" fo:language="en" fo:country="US" officeooo:rsid="00f88afe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85" style:family="text">
      <style:text-properties fo:color="#000000" loext:opacity="100%" fo:font-size="9pt" fo:language="en" fo:country="US" officeooo:rsid="01043ef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86" style:family="text">
      <style:text-properties fo:color="#000000" loext:opacity="100%" fo:font-size="9pt" fo:language="en" fo:country="US" officeooo:rsid="01191621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87" style:family="text">
      <style:text-properties fo:color="#000000" loext:opacity="100%" fo:font-size="9pt" fo:language="en" fo:country="US" fo:font-weight="normal" officeooo:rsid="00f88afe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88" style:family="text">
      <style:text-properties fo:color="#000000" loext:opacity="100%" fo:font-size="9pt" fo:font-weight="normal" style:font-size-asian="9pt" style:font-weight-asian="normal" style:font-size-complex="9pt" style:font-weight-complex="normal"/>
    </style:style>
    <style:style style:name="T89" style:family="text">
      <style:text-properties fo:color="#000000" loext:opacity="100%" fo:font-size="9pt" fo:font-weight="normal" officeooo:rsid="011e68a8" style:font-size-asian="9pt" style:font-weight-asian="normal" style:font-size-complex="9pt" style:font-weight-complex="normal"/>
    </style:style>
    <style:style style:name="T90" style:family="text">
      <style:text-properties fo:color="#000000" loext:opacity="100%" fo:font-size="9pt" fo:font-weight="normal" officeooo:rsid="00dbd22b" style:font-size-asian="9pt" style:font-weight-asian="normal" style:font-size-complex="9pt" style:font-weight-complex="normal"/>
    </style:style>
    <style:style style:name="T91" style:family="text">
      <style:text-properties fo:color="#000000" loext:opacity="100%" fo:font-size="9pt" fo:font-weight="normal" officeooo:rsid="015faa37" style:font-size-asian="9pt" style:font-weight-asian="normal" style:font-size-complex="9pt" style:font-weight-complex="normal"/>
    </style:style>
    <style:style style:name="T92" style:family="text">
      <style:text-properties fo:color="#000000" loext:opacity="100%" fo:font-size="9pt" fo:language="en" fo:country="US" fo:font-weight="normal" officeooo:rsid="013abff9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93" style:family="text">
      <style:text-properties fo:color="#000000" loext:opacity="100%" fo:font-size="9pt" fo:language="en" fo:country="US" fo:font-weight="normal" officeooo:rsid="014513f9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94" style:family="text">
      <style:text-properties fo:color="#000000" loext:opacity="100%" fo:font-size="9pt" fo:language="en" fo:country="US" fo:font-weight="normal" officeooo:rsid="015faa37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95" style:family="text">
      <style:text-properties fo:font-weight="normal" officeooo:rsid="0178c18e" style:font-weight-asian="normal" style:font-weight-complex="normal"/>
    </style:style>
    <style:style style:name="T96" style:family="text">
      <style:text-properties fo:font-weight="normal" officeooo:rsid="0153f493" style:font-weight-asian="normal" style:font-weight-complex="normal"/>
    </style:style>
    <style:style style:name="T97" style:family="text">
      <style:text-properties fo:color="#000000" loext:opacity="100%" fo:font-size="9pt" fo:font-weight="normal" officeooo:rsid="0153f493" style:font-size-asian="9pt" style:font-weight-asian="normal" style:font-size-complex="9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text:list-style style:name="L2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text:list-style style:name="L3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eLAIXCheckStructure"/>
        <text:user-field-decl office:value-type="string" office:string-value="1" text:name="eLAIXCheckSyncOutlines"/>
        <text:user-field-decl office:value-type="string" office:string-value="1" text:name="eLAIXCheckEmptyHeadings"/>
        <text:user-field-decl office:value-type="string" office:string-value="1" text:name="eLAIXCheckDoubleSpaces"/>
        <text:user-field-decl office:value-type="string" office:string-value="04-00-00" text:name="elaixVersion"/>
        <text:user-field-decl office:value-type="string" office:string-value="PHP &amp; JavaScript resume" text:name="epubMetaTitle"/>
        <text:user-field-decl office:value-type="string" office:string-value="UID-9173823104952641644523602" text:name="epubMetaID"/>
        <text:user-field-decl office:value-type="string" office:string-value="en" text:name="epubMetaLanguage"/>
        <text:user-field-decl office:value-type="string" office:string-value="Bruce Ingalls" text:name="epubMetaAuthor"/>
        <text:user-field-decl office:value-type="string" office:string-value="" text:name="epubMetaContributor"/>
        <text:user-field-decl office:value-type="string" office:string-value="" text:name="epubMetaCoverage"/>
        <text:user-field-decl office:value-type="string" office:string-value="" text:name="epubMetaCreator"/>
        <text:user-field-decl office:value-type="string" office:string-value="" text:name="epubMetaPublishingDate"/>
        <text:user-field-decl office:value-type="string" office:string-value="" text:name="epubMetaPublishingTime"/>
        <text:user-field-decl office:value-type="string" office:string-value="" text:name="epubMetaPublisher"/>
        <text:user-field-decl office:value-type="string" office:string-value="" text:name="epubMetaFormat"/>
        <text:user-field-decl office:value-type="string" office:string-value="" text:name="epubMetaRelation"/>
        <text:user-field-decl office:value-type="string" office:string-value="" text:name="epubMetaRights"/>
        <text:user-field-decl office:value-type="string" office:string-value="" text:name="epubMetaSource"/>
        <text:user-field-decl office:value-type="string" office:string-value="" text:name="epubMetaSubject"/>
        <text:user-field-decl office:value-type="string" office:string-value="" text:name="epubMetaType"/>
        <text:user-field-decl office:value-type="string" office:string-value="" text:name="epubMetaDescription"/>
        <text:user-field-decl office:value-type="string" office:string-value="/Users/bruce/Sites/resume/BruceIngalls.epub" text:name="epubExportFilename"/>
        <text:user-field-decl office:value-type="string" office:string-value="1" text:name="epubExportKeepTempFiles"/>
        <text:user-field-decl office:value-type="string" office:string-value="1" text:name="epubExportWriteDebugFiles"/>
        <text:user-field-decl office:value-type="string" office:string-value="" text:name="epubExportFromChapter"/>
        <text:user-field-decl office:value-type="string" office:string-value="" text:name="epubExportToChapter"/>
        <text:user-field-decl office:value-type="string" office:string-value="2" text:name="epubSelectCoverImage"/>
        <text:user-field-decl office:value-type="string" office:string-value="" text:name="epubCoverFromDocument"/>
        <text:user-field-decl office:value-type="string" office:string-value="/Users/bruce/Downloads/yyycatch-people-biz-male-blue-2.svg" text:name="epubCoverFromFile"/>
        <text:user-field-decl office:value-type="string" office:string-value="1" text:name="epubScaleGraphics"/>
        <text:user-field-decl office:value-type="string" office:string-value="0" text:name="epubIncludeChapterNumberingToc"/>
        <text:user-field-decl office:value-type="string" office:string-value="0" text:name="epubIncludeChapterNumberingDoc"/>
        <text:user-field-decl office:value-type="string" office:string-value="" text:name="epubTocTitle"/>
        <text:user-field-decl office:value-type="string" office:string-value="0" text:name="epubCreateNdxFile"/>
        <text:user-field-decl office:value-type="string" office:string-value="" text:name="epubMarginalNumberStyle"/>
        <text:user-field-decl office:value-type="string" office:string-value="4" text:name="epubLastDialogPage"/>
      </text:user-field-decls>
      <text:p text:style-name="P1"><text:span text:style-name="T1">Bruce Ingalls</text:span> <text:span text:style-name="T2">| Tampa, </text:span><text:span text:style-name="T3">FL</text:span><text:span text:style-name="T2"> </text:span>| <text:span text:style-name="Internet_20_link"><text:span text:style-name="T4">✉️ </text:span></text:span><text:a xlink:type="simple" xlink:href="mailto:bruce.ingalls@gmail.com" text:style-name="Internet_20_link" text:visited-style-name="Visited_20_Internet_20_Link"><text:span text:style-name="Internet_20_link"><text:span text:style-name="T5">bruce.ingalls </text:span></text:span><text:span text:style-name="Internet_20_link"><text:span text:style-name="T6">@</text:span></text:span><text:span text:style-name="Internet_20_link"><text:span text:style-name="T5"> gmail</text:span></text:span></text:a><text:span text:style-name="T5"> | <text:s/></text:span><draw:frame draw:style-name="fr1" draw:name="Image7 Copy 1" text:anchor-type="as-char" svg:width="0.139in" svg:height="0.1339in" draw:z-index="0"><draw:image xlink:href="Pictures/100000010000001E0000001D231F025A.png" xlink:type="simple" xlink:show="embed" xlink:actuate="onLoad" draw:mime-type="image/png"/></draw:frame><text:span text:style-name="T7"><text:s/></text:span><text:a xlink:type="simple" xlink:href="https://bingalls.github.io/" text:style-name="Internet_20_link" text:visited-style-name="Visited_20_Internet_20_Link"><text:span text:style-name="T8">https://bingalls.github.io</text:span></text:a></text:p>
      <text:h text:style-name="Heading_20_3" text:outline-level="3"><draw:line text:anchor-type="paragraph" draw:z-index="1" draw:name="Line 1" draw:style-name="gr1" draw:text-style-name="P2" svg:x1="1.1362in" svg:y1="0.0201in" svg:x2="6.4043in" svg:y2="0.0362in"><text:p/></draw:line><text:span text:style-name="Internet_20_link"><text:span text:style-name="T9">S</text:span></text:span><text:span text:style-name="Internet_20_link"><text:span text:style-name="T10">UMMARY</text:span></text:span><text:span text:style-name="Internet_20_link"><text:span text:style-name="T9"><text:tab/></text:span></text:span><text:span text:style-name="Internet_20_link"><text:span text:style-name="T11">Full </text:span></text:span><text:span text:style-name="Internet_20_link"><text:span text:style-name="T12">s</text:span></text:span><text:span text:style-name="Internet_20_link"><text:span text:style-name="T11">tack </text:span></text:span><text:span text:style-name="Internet_20_link"><text:span text:style-name="T12">software e</text:span></text:span><text:span text:style-name="Internet_20_link"><text:span text:style-name="T11">ngineer </text:span></text:span><text:span text:style-name="Internet_20_link"><text:span text:style-name="T12">developer </text:span></text:span><text:span text:style-name="Internet_20_link"><text:span text:style-name="T11">for over 10 years</text:span></text:span></text:h>
      <text:h text:style-name="P3" text:outline-level="4"><text:span text:style-name="T13">S</text:span><text:span text:style-name="T14">kills over </text:span><text:span text:style-name="T15">10 years </text:span><text:span text:style-name="T13">&amp; recent</text:span></text:h>
      <text:p text:style-name="P4">⭐️ ⭐️<text:tab/><text:span text:style-name="T16">Bootstrap; </text:span><text:span text:style-name="T17">HTML5; </text:span><text:span text:style-name="T16">SASS, Tailwind</text:span><text:span text:style-name="T18">CSS</text:span></text:p>
      <text:p text:style-name="P4">⭐️ ⭐️<text:tab/><text:span text:style-name="T19">JavaScrip</text:span><text:span text:style-name="T20">t; </text:span><text:span text:style-name="T16">jQuery; TypeScript</text:span><text:span text:style-name="T20">;</text:span><text:span text:style-name="T21"> Node.js</text:span></text:p>
      <text:p text:style-name="P5">⭐️ ⭐️<text:tab/><text:span text:style-name="T16">Linux system admin; </text:span><text:span text:style-name="T18">Bash; </text:span><text:span text:style-name="T22">CI/CD; </text:span><text:span text:style-name="T18">Git </text:span><text:span text:style-name="T23">Flow</text:span></text:p>
      <text:p text:style-name="P6">⭐️ ⭐️<text:tab/><text:span text:style-name="T16">My</text:span><text:span text:style-name="T24">S</text:span><text:span text:style-name="T20">QL; </text:span><text:span text:style-name="T25">Redis; </text:span><text:span text:style-name="T23">OOP Object Oriented Programming</text:span></text:p>
      <text:p text:style-name="P7"><text:span text:style-name="T26">⭐️ ⭐️<text:tab/></text:span>PH<text:span text:style-name="T27">P;</text:span><text:span text:style-name="T28"> </text:span><text:span text:style-name="T29">Laravel / </text:span><text:span text:style-name="T27">Symfony; LAMP</text:span></text:p>
      <text:h text:style-name="P8" text:outline-level="4"><text:span text:style-name="T30">S</text:span><text:span text:style-name="T31">kills under</text:span> 10 years <text:span text:style-name="T30">or less recent</text:span></text:h>
      <text:p text:style-name="P9">⭐️<text:span text:style-name="T19"><text:tab/></text:span><text:span text:style-name="T18">Alpine; Livewire; React; Vue</text:span></text:p>
      <text:p text:style-name="P10">⭐️<text:span text:style-name="T19"><text:tab/></text:span><text:span text:style-name="T18">Amazon AWS; Azure; </text:span><text:span text:style-name="T32">Docker; </text:span><text:span text:style-name="T22">Terraform; Vagrant</text:span></text:p>
      <text:p text:style-name="P5">⭐️<text:span text:style-name="T19"><text:tab/></text:span><text:span text:style-name="T18">C; C++; C#; Dot Net; </text:span><text:span text:style-name="T25">Java</text:span></text:p>
      <text:p text:style-name="P4">⭐️<text:span text:style-name="T19"><text:tab/></text:span><text:span text:style-name="T22">DBA; MongoDB; MSSQL, Oracle, SQL Server, etc</text:span></text:p>
      <text:p text:style-name="P4">⭐️<text:span text:style-name="T19"><text:tab/></text:span><text:span text:style-name="T22">Testing: Playwright; MSW; Selenium; </text:span><text:span text:style-name="T33">Pest, PhpU</text:span><text:span text:style-name="T25">nit, </text:span><text:span text:style-name="T33">etc</text:span></text:p>
      <text:p text:style-name="P11"><text:span text:style-name="T34"/></text:p>
      <text:h text:style-name="P12" text:outline-level="2">PROFESSIONAL EXPERIENCE</text:h>
      <table:table table:name="Table1" table:style-name="Table1">
        <table:table-column table:style-name="Table1.A"/>
        <table:table-row>
          <table:table-cell table:style-name="Table1.A1" office:value-type="string">
            <text:h text:style-name="P13" text:outline-level="4">Hotwire Communications <text:s/>| <text:s/>Fort Lauderdale, FL <text:s/>| <text:s/>2022 – 2025</text:h>
          </table:table-cell>
        </table:table-row>
        <table:table-row>
          <table:table-cell table:style-name="Table1.A2" office:value-type="string">
            <text:p text:style-name="P14"><text:span text:style-name="T35">Laravel PHP, </text:span><text:span text:style-name="T36">B</text:span><text:span text:style-name="T37">ootstrap </text:span><text:span text:style-name="T38">for ISP billing website</text:span></text:p>
          </table:table-cell>
        </table:table-row>
      </table:table>
      <text:list text:style-name="L1">
        <text:list-item>
          <text:p text:style-name="P15"><text:span text:style-name="T39">Came</text:span><text:span text:style-name="T40"> to resolve</text:span><text:span text:style-name="T41"> &gt;20 sec load times to &lt; 6 sec, </text:span><text:span text:style-name="T42">critical to customer satisfaction.</text:span></text:p>
        </text:list-item>
        <text:list-item>
          <text:p text:style-name="P16">Innovated self-service with User eXperience tactics <text:span text:style-name="T43">&amp;</text:span><text:span text:style-name="T44"> Playwright </text:span><text:span text:style-name="T43">tests. Reduced support calls.</text:span></text:p>
        </text:list-item>
        <text:list-item>
          <text:p text:style-name="P17"><text:span text:style-name="T45">Resolved years of failed API </text:span><text:span text:style-name="T46">upgrade</text:span><text:span text:style-name="T45">s.</text:span><text:span text:style-name="T47"> Improved </text:span><text:span text:style-name="T48">speed &amp; </text:span><text:span text:style-name="T47">security as a side-effect</text:span></text:p>
        </text:list-item>
        <text:list-item>
          <text:p text:style-name="P18"><text:span text:style-name="T45">Explained &amp;</text:span><text:span text:style-name="T49"> replace</text:span><text:span text:style-name="T45">d</text:span><text:span text:style-name="T50"> PDF-</text:span><text:span text:style-name="T49">lib</text:span><text:span text:style-name="T50"> </text:span><text:span text:style-name="T49">with modern</text:span><text:span text:style-name="T50"> CSS </text:span><text:span text:style-name="T45">for speed &amp; maintenance</text:span>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h text:style-name="P13" text:outline-level="4">Ingalls Consulting Co <text:s/>| <text:s/>New York, NY <text:s/>| <text:s/>2012 – 2021</text:h>
          </table:table-cell>
        </table:table-row>
        <table:table-row>
          <table:table-cell table:style-name="Table2.A2" office:value-type="string">
            <text:p text:style-name="P19"><text:span text:style-name="T35">Laravel/PHP, </text:span><text:span text:style-name="T51">AWS, </text:span><text:span text:style-name="T52">C#, Java, </text:span><text:span text:style-name="T53">JavaScript, </text:span><text:span text:style-name="T54">MongoDB, </text:span><text:span text:style-name="T53">Node.js, </text:span><text:span text:style-name="T54">React, </text:span><text:span text:style-name="T55">Redis, </text:span><text:span text:style-name="T56">Terraform, </text:span><text:span text:style-name="T54">Vue</text:span></text:p>
          </table:table-cell>
        </table:table-row>
      </table:table>
      <text:p text:style-name="P20"><text:span text:style-name="T57">Clients:<text:tab/> <text:s text:c="4"/></text:span><text:span text:style-name="T58">Pearson, Consumer Reports, Helix</text:span><text:span text:style-name="T59">, Play Sports Live, </text:span><text:span text:style-name="T60">Katherine Gibbs School</text:span></text:p>
      <text:p text:style-name="P20"><text:span text:style-name="T61">Industries:</text:span><text:span text:style-name="T62"> <text:s text:c="2"/></text:span><text:span text:style-name="T63">E-commerce, </text:span><text:span text:style-name="T62">Finance, </text:span><text:span text:style-name="T63">Media </text:span><text:span text:style-name="T62">&amp;</text:span><text:span text:style-name="T63"> </text:span><text:span text:style-name="T64">Product Lifecycle Management</text:span></text:p>
      <text:list text:style-name="L2">
        <text:list-item>
          <text:p text:style-name="P21"><text:span text:style-name="T65">As </text:span><text:span text:style-name="T66">team lead, </text:span><text:span text:style-name="T65">kickstarted</text:span><text:span text:style-name="T66"> Agile; issue tracking; git-flow;</text:span><text:span text:style-name="T63"> C</text:span><text:span text:style-name="T67">I/CD tests; deployments</text:span></text:p>
        </text:list-item>
        <text:list-item>
          <text:p text:style-name="P22"><text:span text:style-name="T68">National</text:span> magazine <text:span text:style-name="T69">site overhaul: UX &amp; code </text:span><text:span text:style-name="T70">&amp; cache </text:span><text:span text:style-name="T69">performance </text:span><text:span text:style-name="T70">for server load &amp; customer delight.</text:span></text:p>
        </text:list-item>
        <text:list-item>
          <text:p text:style-name="P23"><text:span text:style-name="T71">T</text:span><text:span text:style-name="T72">ripl</text:span><text:span text:style-name="T73">e</text:span><text:span text:style-name="T74">d</text:span><text:span text:style-name="T75"> testing </text:span><text:span text:style-name="T72">speeds</text:span><text:span text:style-name="T76"> </text:span><text:span text:style-name="T77">on critical path to code delivery</text:span></text:p>
        </text:list-item>
        <text:list-item>
          <text:p text:style-name="P24">Delivered <text:span text:style-name="T69">distributed </text:span>online game with snappy UX on tight schedule</text:p>
        </text:list-item>
        <text:list-item>
          <text:p text:style-name="P25"><text:span text:style-name="T69">T</text:span><text:span text:style-name="T78">eaching</text:span><text:span text:style-name="T69"> IT classes </text:span><text:span text:style-name="T78">refined my communication </text:span><text:span text:style-name="T79">skills</text:span></text:p>
        </text:list-item>
        <text:list-item>
          <text:p text:style-name="P26">Rapid <text:span text:style-name="T68">DevX </text:span>onboarding <text:span text:style-name="T68">via</text:span> Docker &amp; documentation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h text:style-name="P13" text:outline-level="4">Cantor Fitzgerald <text:s/>| <text:s/>New York, NY <text:s/>| <text:s/>2009 – 2011</text:h>
          </table:table-cell>
        </table:table-row>
        <table:table-row>
          <table:table-cell table:style-name="Table4.A2" office:value-type="string">
            <text:p text:style-name="P27">PHP, jQuery, Web Services <text:span text:style-name="T80">for national food delivery e-commerce</text:span></text:p>
          </table:table-cell>
        </table:table-row>
      </table:table>
      <text:list text:style-name="L3">
        <text:list-item>
          <text:p text:style-name="P28"><text:span text:style-name="T81">PCI/DSS </text:span><text:span text:style-name="T48">E-commerce payment gateway compliance</text:span></text:p>
        </text:list-item>
        <text:list-item>
          <text:p text:style-name="P28"><text:span text:style-name="T82">A</text:span><text:span text:style-name="T83">dopt</text:span><text:span text:style-name="T82">ed</text:span><text:span text:style-name="T83"> </text:span><text:span text:style-name="T84">responsive </text:span><text:span text:style-name="T82">CSS before Mobile device market was recognized</text:span></text:p>
        </text:list-item>
        <text:list-item>
          <text:p text:style-name="P28"><text:span text:style-name="T85">D</text:span><text:span text:style-name="T84">atabase</text:span><text:span text:style-name="T86"> </text:span><text:span text:style-name="T81">optimization</text:span><text:span text:style-name="T84">. </text:span><text:span text:style-name="T87">ReST API</text:span><text:span text:style-name="T84">s</text:span><text:span text:style-name="T85">:</text:span><text:span text:style-name="T84"> StrikeIron</text:span><text:span text:style-name="T85">,</text:span><text:span text:style-name="T84"> </text:span><text:span text:style-name="T85">N</text:span><text:span text:style-name="T82">OAA, </text:span><text:span text:style-name="T84">Authorize</text:span><text:span text:style-name="T85">.net </text:span><text:span text:style-name="T82">card </text:span><text:span text:style-name="T83">payment </text:span><text:span text:style-name="T82">gateway</text:span></text:p>
        </text:list-item>
      </text:list>
      <text:h text:style-name="P29" text:outline-level="2">EDUCATION</text:h>
      <text:p text:style-name="P30">Rochester Institute Of Technology<text:span text:style-name="T19"><text:tab/>Computer Science</text:span></text:p>
      <text:p text:style-name="P31"><text:span text:style-name="T34">State University Of New Paltz</text:span><text:span text:style-name="T88"><text:tab/><text:tab/>B.S. Electrical Engineering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able_20_Contents"><draw:frame draw:style-name="fr2" draw:name="Image1" text:anchor-type="char" svg:x="0.1063in" svg:y="0.1272in" svg:width="0.2835in" svg:height="0.2583in" draw:z-index="2"><draw:image xlink:href="Pictures/10004ADA000052C9000052C938881F43.svg" xlink:type="simple" xlink:show="embed" xlink:actuate="onLoad" draw:mime-type="image/svg+xml"/><draw:image xlink:href="Pictures/10000001000002C3000002C39FBBF0A1.png" xlink:type="simple" xlink:show="embed" xlink:actuate="onLoad" draw:mime-type="image/png"/></draw:frame></text:p>
          </table:table-cell>
          <table:table-cell table:style-name="Table3.A1" office:value-type="string">
            <text:p text:style-name="P32"/>
            <text:p text:style-name="P33"><text:span text:style-name="T34">Open Source</text:span><text:span text:style-name="T89"><text:tab/>Ubuntu's</text:span><text:span text:style-name="T90"> JDK </text:span><text:span text:style-name="T91">package</text:span><text:span text:style-name="T90">;</text:span><text:span text:style-name="T92"> </text:span><text:span text:style-name="T93">GN</text:span><text:span text:style-name="T92">U/</text:span><text:span text:style-name="T94">Linux code</text:span><text:span text:style-name="T92">;</text:span><text:span text:style-name="T93"> Log4PHP drive</text:span><text:span text:style-name="T34">r</text:span></text:p>
            <text:p text:style-name="P34"><text:bookmark-start text:name="__DdeLink__430_678728385"/><text:span text:style-name="T95">B</text:span><text:bookmark-end text:name="__DdeLink__430_678728385"/><text:span text:style-name="T95">ilingual</text:span><text:span text:style-name="T19"> </text:span><text:span text:style-name="T95">English, </text:span><text:span text:style-name="T19">German, French. </text:span><text:span text:style-name="T95">Certified</text:span><text:span text:style-name="T19"> </text:span><text:span text:style-name="T96">CompTIA Security+</text:span></text:p>
          </table:table-cell>
        </table:table-row>
      </table:table>
      <text:p text:style-name="P35"><text:span text:style-name="T9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Lucida Sans Unicode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Standard" style:next-style-name="Text_20_body" style:default-outline-level="2" style:class="chapter">
      <style:paragraph-properties fo:margin-top="0.1945in" fo:margin-bottom="0.194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eyword" style:family="paragraph" style:parent-style-name="Standard" style:list-style-name="WW8Num8" style:class="text">
      <style:paragraph-properties fo:margin-left="0.5in" fo:margin-right="0in" fo:margin-top="0in" fo:margin-bottom="0.1945in" style:contextual-spacing="false" fo:text-indent="-0.25in" style:auto-text-indent="false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2z2" style:family="text">
      <style:text-properties style:font-name="Wingdings" fo:font-family="Wingdings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z1" style:family="text">
      <style:text-properties style:font-name="Courier New" fo:font-family="'Courier New'" style:font-family-generic="modern" fo:font-size="10pt" style:font-size-asian="10pt"/>
    </style:style>
    <style:style style:name="WW8Num5z2" style:family="text">
      <style:text-properties style:font-name="Wingdings" fo:font-family="Wingdings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1" style:family="text">
      <style:text-properties style:font-name="Courier New" fo:font-family="'Courier New'" style:font-family-generic="modern" fo:font-size="10pt" style:font-size-asian="10pt"/>
    </style:style>
    <style:style style:name="WW8Num6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/>
    </style:style>
    <style:style style:name="WW8Num7z2" style:family="text">
      <style:text-properties style:font-name="Wingdings" fo:font-family="Wingdings" style:font-pitch="variable" style:font-charset="x-symbol" fo:font-size="10pt" style:font-size-asian="10pt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z1" style:family="text">
      <style:text-properties style:font-name="Courier New" fo:font-family="'Courier New'" style:font-family-generic="modern" fo:font-size="10pt" style:font-size-asian="10pt"/>
    </style:style>
    <style:style style:name="WW8Num1z2" style:family="text">
      <style:text-properties style:font-name="Wingdings" fo:font-family="Wingdings" style:font-pitch="variable" style:font-charset="x-symbol"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word" style:family="text">
      <style:text-properties fo:color="#000066" loext:opacity="100%" style:font-name="Verdana" fo:font-family="Verdana" style:font-family-generic="swiss" style:font-pitch="variable" fo:font-size="12pt" fo:language="en" fo:country="US" fo:font-weight="bold" fo:background-color="#ffffff" style:font-name-asian="Times New Roman" style:font-family-asian="'Times New Roman'" style:font-family-generic-asian="roman" style:font-pitch-asian="variable" style:font-size-asian="12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1.25in" fo:margin-left="3.5in"/>
        </style:list-level-properties>
        <style:text-properties style:font-name="Wingdings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799in" fo:margin-bottom="0.4799in" fo:margin-left="0.4799in" fo:margin-right="0.479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Bruce Ingalls</dc:title>
    <meta:initial-creator>temp</meta:initial-creator>
    <meta:creation-date>2008-10-27T18:05:00</meta:creation-date>
    <dc:date>2025-06-05T11:22:20.654280000</dc:date>
    <meta:editing-cycles>429</meta:editing-cycles>
    <meta:editing-duration>P2DT14H9M45S</meta:editing-duration>
    <meta:generator>LibreOffice/25.2.3.2$MacOSX_AARCH64 LibreOffice_project/bbb074479178df812d175f709636b368952c2ce3</meta:generator>
    <meta:print-date>2025-06-05T11:27:43.560288000</meta:print-date>
    <meta:printed-by>PDF files: Bruce Ingalls</meta:printed-by>
    <dc:creator>Bruce Ingalls</dc:creator>
    <meta:document-statistic meta:table-count="4" meta:image-count="2" meta:object-count="0" meta:page-count="1" meta:paragraph-count="41" meta:word-count="361" meta:character-count="2346" meta:non-whitespace-character-count="2014"/>
    <meta:user-defined meta:name="Info 1"/>
    <meta:user-defined meta:name="Info 2"/>
    <meta:user-defined meta:name="Info 3"/>
    <meta:user-defined meta:name="Info 4"/>
  </office:meta>
</office:document-meta>
</file>